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158466" draw:textarea-horizontal-align="justify" draw:textarea-vertical-align="middle" draw:auto-grow-height="false" fo:min-height="0.385cm" fo:min-width="3.31cm" loext:decorative="false"/>
    </style:style>
    <style:style style:name="gr2" style:family="graphic" style:parent-style-name="standard">
      <style:graphic-properties svg:stroke-color="#000000" draw:fill-color="#ff0000" draw:textarea-horizontal-align="justify" draw:textarea-vertical-align="middle" draw:auto-grow-height="false" fo:min-height="0.385cm" fo:min-width="3.31cm" loext:decorative="false"/>
    </style:style>
    <style:style style:name="gr3" style:family="graphic" style:parent-style-name="standard">
      <style:graphic-properties svg:stroke-color="#000000" draw:fill-color="#158466" draw:textarea-horizontal-align="justify" draw:textarea-vertical-align="middle" draw:auto-grow-height="false" fo:min-height="0.385cm" fo:min-width="3.34cm" loext:decorative="false"/>
    </style:style>
    <style:style style:name="gr4" style:family="graphic" style:parent-style-name="objectwithoutfill">
      <style:graphic-properties svg:stroke-color="#ff0000" draw:fill="none" draw:textarea-vertical-align="middle" loext:decorative="false"/>
    </style:style>
    <style:style style:name="gr5" style:family="graphic" style:parent-style-name="standard">
      <style:graphic-properties svg:stroke-color="#000000" draw:fill-color="#ff0000" draw:textarea-vertical-align="middle" loext:decorative="false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0.702cm" fo:min-width="12.2cm" loext:decorative="false"/>
    </style:style>
    <style:style style:name="gr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0.18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0.58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4cm" loext:decorative="false"/>
      <style:paragraph-properties style:writing-mode="lr-tb"/>
    </style:style>
    <style:style style:name="gr10" style:family="graphic" style:parent-style-name="objectwithoutfill">
      <style:graphic-properties svg:stroke-color="#ff0000" draw:marker-end="Arrowheads_20_4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P1" style:family="paragraph">
      <loext:graphic-properties draw:fill-color="#158466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fo:color="#3465a4" loext:opacity="100%"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start"/>
      <style:text-properties fo:color="#3465a4" loext:opacity="100%" fo:font-size="12pt" style:font-size-asian="12pt" style:font-size-complex="12pt"/>
    </style:style>
    <style:style style:name="P9" style:family="paragraph">
      <style:paragraph-properties fo:text-align="end"/>
      <style:text-properties fo:color="#3465a4" loext:opacity="100%"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end"/>
      <style:text-properties fo:color="#3465a4" loext:opacity="100%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0.635cm" svg:x="2.54cm" svg:y="0.9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0.635cm" svg:x="2.54cm" svg:y="0.3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4cm" svg:height="0.635cm" svg:x="8.89cm" svg:y="0.95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407cm" svg:height="1.702cm" draw:transform="rotate (2.6782077371853) translate (11.9388005292458cm 5.97339927441791cm)" svg:viewBox="0 0 3408 1703" svg:d="M0 1703c2130 0 3408-1703 3408-1703">
          <text:p/>
        </draw:path>
        <draw:path draw:style-name="gr5" draw:text-style-name="P2" draw:layer="layout" svg:width="3.839cm" svg:height="0.74cm" svg:x="8.89cm" svg:y="0.217cm" svg:viewBox="0 0 3840 741" svg:d="M3840 423c-1920-952-3840 0-3840 0v318h3840z">
          <text:p/>
        </draw:path>
        <draw:custom-shape draw:style-name="gr6" draw:text-style-name="P4" draw:layer="layout" svg:width="12.7cm" svg:height="0.952cm" svg:x="1.27cm" svg:y="1.593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81cm" svg:height="0.725cm" svg:x="2.54cm" svg:y="1.598cm">
          <draw:text-box>
            <text:p text:style-name="P5"><text:span text:style-name="T1">Blo</text:span><text:span text:style-name="T1">ck </text:span><text:span text:style-name="T1">ma</text:span><text:span text:style-name="T1">gne</text:span><text:span text:style-name="T1">t</text:span></text:p>
          </draw:text-box>
        </draw:frame>
        <draw:frame draw:style-name="gr8" draw:text-style-name="P6" draw:layer="layout" svg:width="4.445cm" svg:height="0.836cm" svg:x="8.602cm" svg:y="1.593cm">
          <draw:text-box>
            <text:p text:style-name="P5"><text:span text:style-name="T1">Br</text:span><text:span text:style-name="T1">ea</text:span><text:span text:style-name="T1">d </text:span><text:span text:style-name="T1">lo</text:span><text:span text:style-name="T1">af </text:span><text:span text:style-name="T1">m</text:span><text:span text:style-name="T1">ag</text:span><text:span text:style-name="T1">ne</text:span><text:span text:style-name="T1">t</text:span></text:p>
          </draw:text-box>
        </draw:frame>
        <draw:frame draw:style-name="gr9" draw:text-style-name="P8" draw:layer="layout" svg:width="6.35cm" svg:height="0.725cm" svg:x="0cm" svg:y="2.863cm">
          <draw:text-box>
            <text:p text:style-name="P7"><text:span text:style-name="T1">Magnetic </text:span><text:span text:style-name="T1">excitation in </text:span><text:span text:style-name="T1">A/m</text:span></text:p>
          </draw:text-box>
        </draw:frame>
        <draw:frame draw:style-name="gr9" draw:text-style-name="P10" draw:layer="layout" svg:width="6.35cm" svg:height="0.725cm" svg:x="8.19cm" svg:y="5.403cm">
          <draw:text-box>
            <text:p text:style-name="P9"><text:span text:style-name="T1">Air </text:span><text:span text:style-name="T1">gap </text:span><text:span text:style-name="T1">circu</text:span><text:span text:style-name="T1">mfere</text:span><text:span text:style-name="T1">nce </text:span><text:span text:style-name="T1">in m</text:span></text:p>
          </draw:text-box>
        </draw:frame>
        <draw:line draw:style-name="gr4" draw:text-style-name="P3" draw:layer="layout" svg:x1="2.54cm" svg:y1="5.403cm" svg:x2="2.54cm" svg:y2="4.133cm">
          <text:p/>
        </draw:line>
        <draw:line draw:style-name="gr4" draw:text-style-name="P3" draw:layer="layout" svg:x1="6.35cm" svg:y1="4.133cm" svg:x2="6.35cm" svg:y2="5.403cm">
          <text:p/>
        </draw:line>
        <draw:line draw:style-name="gr4" draw:text-style-name="P3" draw:layer="layout" svg:x1="6.35cm" svg:y1="4.133cm" svg:x2="2.54cm" svg:y2="4.133cm">
          <text:p/>
        </draw:line>
        <draw:line draw:style-name="gr10" draw:text-style-name="P3" draw:layer="layout" svg:x1="3.175cm" svg:y1="5.403cm" svg:x2="3.175cm" svg:y2="4.203cm">
          <text:p/>
        </draw:line>
        <draw:line draw:style-name="gr10" draw:text-style-name="P3" draw:layer="layout" svg:x1="3.81cm" svg:y1="5.403cm" svg:x2="3.81cm" svg:y2="4.203cm">
          <text:p/>
        </draw:line>
        <draw:line draw:style-name="gr10" draw:text-style-name="P3" draw:layer="layout" svg:x1="5.08cm" svg:y1="5.403cm" svg:x2="5.08cm" svg:y2="4.203cm">
          <text:p/>
        </draw:line>
        <draw:line draw:style-name="gr10" draw:text-style-name="P3" draw:layer="layout" svg:x1="5.715cm" svg:y1="5.403cm" svg:x2="5.715cm" svg:y2="4.203cm">
          <text:p/>
        </draw:line>
        <draw:line draw:style-name="gr10" draw:text-style-name="P3" draw:layer="layout" svg:x1="4.445cm" svg:y1="5.403cm" svg:x2="4.445cm" svg:y2="4.203cm">
          <text:p/>
        </draw:line>
        <draw:line draw:style-name="gr4" draw:text-style-name="P3" draw:layer="layout" svg:x1="8.89cm" svg:y1="4.45cm" svg:x2="8.89cm" svg:y2="5.403cm">
          <text:p/>
        </draw:line>
        <draw:line draw:style-name="gr4" draw:text-style-name="P3" draw:layer="layout" svg:x1="12.7cm" svg:y1="4.45cm" svg:x2="12.7cm" svg:y2="5.403cm">
          <text:p/>
        </draw:line>
        <draw:line draw:style-name="gr10" draw:text-style-name="P3" draw:layer="layout" svg:x1="10.795cm" svg:y1="5.403cm" svg:x2="10.795cm" svg:y2="4.083cm">
          <text:p/>
        </draw:line>
        <draw:line draw:style-name="gr10" draw:text-style-name="P3" draw:layer="layout" svg:x1="10.16cm" svg:y1="5.403cm" svg:x2="10.16cm" svg:y2="4.133cm">
          <text:p/>
        </draw:line>
        <draw:line draw:style-name="gr10" draw:text-style-name="P3" draw:layer="layout" svg:x1="9.525cm" svg:y1="5.403cm" svg:x2="9.525cm" svg:y2="4.283cm">
          <text:p/>
        </draw:line>
        <draw:line draw:style-name="gr10" draw:text-style-name="P3" draw:layer="layout" svg:x1="11.43cm" svg:y1="5.403cm" svg:x2="11.43cm" svg:y2="4.133cm">
          <text:p/>
        </draw:line>
        <draw:line draw:style-name="gr10" draw:text-style-name="P3" draw:layer="layout" svg:x1="12.065cm" svg:y1="5.403cm" svg:x2="12.065cm" svg:y2="4.283cm">
          <text:p/>
        </draw:line>
        <draw:line draw:style-name="gr11" draw:text-style-name="P3" draw:layer="layout" svg:x1="1.27cm" svg:y1="5.403cm" svg:x2="1.27cm" svg:y2="3.815cm">
          <text:p/>
        </draw:line>
        <draw:line draw:style-name="gr11" draw:text-style-name="P3" draw:layer="layout" svg:x1="1.27cm" svg:y1="5.404cm" svg:x2="14.605cm" svg:y2="5.40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09:26:21.770023607</meta:creation-date>
    <dc:date>2026-03-21T10:01:08.786950963</dc:date>
    <meta:editing-duration>PT12M26S</meta:editing-duration>
    <meta:editing-cycles>2</meta:editing-cycles>
    <meta:generator>LibreOffice/24.2.7.2$Linux_X86_64 LibreOffice_project/420$Build-2</meta:generator>
    <meta:document-statistic meta:object-count="27"/>
  </office:meta>
</office:document-meta>
</file>